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padding="0.074cm" fo:border-left="none" fo:border-right="none" fo:border-top="none" fo:border-bottom="0.06pt solid #000000" style:join-border="false"/>
    </style:style>
    <style:style style:name="P2" style:family="paragraph" style:parent-style-name="Standard">
      <style:paragraph-properties fo:margin-top="0cm" fo:margin-bottom="0.499cm" loext:contextual-spacing="false"/>
    </style:style>
    <style:style style:name="P3" style:family="paragraph" style:parent-style-name="Text_20_body" style:list-style-name="L1">
      <style:paragraph-properties style:line-height-at-least="0.794cm"/>
    </style:style>
    <style:style style:name="T1" style:family="text">
      <style:text-properties fo:font-weight="bold"/>
    </style:style>
    <style:style style:name="T2"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ctl00_cphBody_h1Title"/>What is a Liposome?</text:h>
      <text:list xml:id="list7854234971897950436" text:style-name="L1">
        <text:list-item>
          <text:p text:style-name="P3"><text:a xlink:type="simple" xlink:href="https://www.news-medical.net/life-sciences/What-is-a-Liposome.aspx#" text:style-name="Internet_20_link" text:visited-style-name="Visited_20_Internet_20_Link">Download PDF Copy</text:a> </text:p>
        </text:list-item>
      </text:list>
      <text:section text:style-name="Sect1" text:name="ctl00_cphBody_divText">
        <text:p text:style-name="Text_20_body">A <text:span text:style-name="Strong_20_Emphasis">liposome</text:span> is a tiny bubble (vesicle), made out of the same material as a cell membrane. Liposomes can be filled with drugs, and used to deliver drugs for cancer and other diseases.</text:p>
        <text:p text:style-name="Text_20_body">Membranes are usually made of phospholipids, which are molecules that have a head group and a tail group. The head is attracted to water, and the tail, which is made of a long hydrocarbon chain, is repelled by water.</text:p>
        <text:p text:style-name="Text_20_body">In nature, phospholipids are found in stable membranes composed of two layers (a bilayer). In the presence of water, the heads are attracted to water and line up to form a surface facing the water. The tails are repelled by water, and line up to form a surface away from the water. In a cell, one layer of heads faces outside of the cell, attracted to the water in the environment. Another layer of heads faces inside the cell, attracted by the water inside the cell. The hydrocarbon tails of one layer face the hydrocarbon tails of the other layer, and the combined structure forms a bilayer.</text:p>
        <text:p text:style-name="Text_20_body">When membrane phospholipids are disrupted, they can reassemble themselves into tiny spheres, smaller than a normal cell, either as bilayers or monolayers. The bilayer structures are liposomes. The monolayer structures are called micelles.</text:p>
        <text:p text:style-name="Text_20_body">The lipids in the plasma membrane are chiefly phospholipids like phosphatidylethanolamine and phosphatidylcholine. Phospholipids are amphiphilic with the hydrocarbon tail of the molecule being hydrophobic; its polar head hydrophilic. As the plasma membrane faces watery solutions on both sides, its phospholipids accommodate this by forming a phospholipid bilayer with the hydrophobic tails facing each other.</text:p>
        <text:p text:style-name="Text_20_body">Liposomes can be composed of naturally-derived phospholipids with mixed lipid chains (like egg phosphatidylethanolamine), or of pure surfactant components like DOPE (dioleoylphosphatidylethanolamine). Liposomes, usually but not by definition, contain a core of aqueous solution; lipid spheres that contain no aqueous material are called micelles, however, reverse micelles can be made to encompass an aqueous environment.</text:p>
        <text:p text:style-name="Text_20_body">The name liposome is derived from two Greek words: 'Lipos' meaning fat and 'Soma' meaning body. A liposome can be formed at a variety of sizes as uni-lamellar or multi-lamellar construction, and its name relates to its structural building blocks, phospholipids, and not to its size. In contrast, the term Nanosome does relate to size and was coined in the early 1990s to denote special liposomes in the low nanometer range; liposome and Nanosome are not synonyms. A liposome does not necessarily have lipophobic contents, such as water, although it usually does.</text:p>
        <text:p text:style-name="Text_20_body">Liposomes were first described by British haematologist Dr Alec D Bangham FRS in 1961 (published 1964), at the Babraham Institute, in Cambridge. They were discovered when Bangham and R. W. Horne were testing the institute's new electron microscope by adding negative stain to dry phospholipids. The resemblance to the plasmalemma was obvious, and the microscope pictures served as the first real evidence for the cell</text:p>
      </text:section>
      <text:p text:style-name="Standard"/>
      <text:p text:style-name="Standard"><text:soft-page-break/></text:p>
      <text:p text:style-name="Standard">-------------------------------------------------------------------------------------------------------------</text:p>
      <text:p text:style-name="Standard"><text:span text:style-name="T1">Liposomal glutathione</text:span> is an exciting supplement as every cell requires it; in fact your body makes it. ... <text:span text:style-name="T1">Liposomal Glutathione</text:span> (GSH) is a protein naturally made in every cell of your body known as a petide that is made up of cysteine, glutamine and glycine.</text:p>
      <text:p text:style-name="P1"/>
      <text:p text:style-name="Standard"/>
      <text:p text:style-name="Standard">N-<text:span text:style-name="T1">acetyl L</text:span>-cysteine (NAC) helps to replenish intracellular <text:span text:style-name="T1">glutathione</text:span>, a vital cellular antioxidant.* NAC has a low molecular weight and is well absorbed via oral administration. NAC is a <text:span text:style-name="T1">glutathione</text:span> precursor that has been used in therapeutic practices for several decades.May 16, 2016</text:p>
      <text:p text:style-name="Standard"/>
      <text:p text:style-name="Standard"/>
      <text:p text:style-name="P2"><draw:frame draw:style-name="fr1" draw:name="Image1" text:anchor-type="as-char" svg:width="26.458cm" svg:height="10.583cm" draw:z-index="1"><draw:image xlink:href="https://data.integrativepro.com/images/blog/NAC_BlogHeader_Final.jpg" xlink:type="simple" xlink:show="embed" xlink:actuate="onLoad"/><svg:title>Glutathione Levels and N-acetyl L-cysteine (NAC)</svg:title></draw:frame> </text:p>
      <text:p text:style-name="Text_20_body">N-acetyl L-cysteine (NAC) helps to replenish intracellular glutathione, a vital cellular antioxidant.* NAC has a low molecular weight and is well absorbed via oral administration. NAC is a glutathione precursor that has been used in therapeutic practices for several decades.<text:span text:style-name="T2">1,2,3</text:span> It has long been used to support healthy mucous production in a subset of patients and to support liver function.*<text:span text:style-name="T2">1,2</text:span> More recently, clinical studies have reported on the use of NAC as a free radical scavenger, most notably where there appears to be a need for glutathione repletion.*<text:span text:style-name="T2">1,2</text:span> As with scientific inquiry, evidence develops on both sides of a hypothesis. This is often akin to incremental weights being added to each side of a mechanical balance. Thus, sometimes we refer to the “weight of the evidence” when concluding what the majority of scientific articles and opinions is currently. NAC is no different. Mounting evidence supports its role in healthy glutathione levels*, but not all investigators have come to the same conclusion.</text:p>
      <text:p text:style-name="Text_20_body"><draw:frame draw:style-name="fr2" draw:name="Image2" text:anchor-type="paragraph" svg:width="1.997cm" svg:height="0.998cm" draw:z-index="0"><draw:image xlink:href="https://data.integrativepro.com/images/blog/NAC_BlogSideBar_Final.jpg" xlink:type="simple" xlink:show="embed" xlink:actuate="onLoad"/><svg:title>N-acetyl L-cysteine, NAC diagram</svg:title></draw:frame><text:soft-page-break/>In a small study (n=6), authors concluded that N-acetylcysteine failed to reduce low-density lipoprotein oxidation in healthy subjects.*<text:span text:style-name="T2">4</text:span> NAC was given to the participants orally in a dosage of 1.2 grams per day for 4 weeks followed by 2.4 grams per day for 2 weeks.<text:span text:style-name="T2">4</text:span> NAC not only had no effect on the susceptibility of LDL to oxidation, the concentration of whole blood glutathione in subjects consuming was reduced and the concentration of oxidized glutathione increased, suggesting NAC acts as a pro-oxidant in dosage used.*<text:span text:style-name="T2">4</text:span> </text:p>
      <text:p text:style-name="Text_20_body"> </text:p>
      <text:p text:style-name="Text_20_body">Despite ample evidence supporting low concentrations of glutathione leads to an increase in lipoprotein oxidation and NAC’s role in healthy glutathione levels,* this study did not support the supposed action of NAC.<text:span text:style-name="T2">2,4</text:span> Because the results do not necessarily jive with current understanding, it’s important to further evaluate the methodology. The study used healthy, normolipidemic subjects and provided no other information regarding inclusion or exclusion criteria used to select participants. Due to the small sample size, the findings are not generalizable. In addition, the study did not account for any cofounding variables that may have impacted the results of the study. For example, only whole blood glutathione was measured so the understanding of the relationships between plasma levels and erythrocyte concentrations is not determined. It is important to note that glutathione is more of a system than a particular level. The body uses varying oxidative and reductive states in different situations. When cellular glutathione availability is reduced, the detoxification of oxygen metabolites such as superoxide, hydrogen peroxide, and hydroxyl radicals is rate-limited. Because NAC is a thiol-rich agent, it has the potential to interact with certain reactive oxidative species and form these very same oxygen metabolites.</text:p>
      <text:p text:style-name="Text_20_body">One theory about the potential contradictory effects of NAC may be that single agent, free radical scavenging compounds may exert oxidative stress. This has been seen in relation to beta-carotene, vitamin E, and vitamin C.<text:span text:style-name="T2">5,6,7</text:span> In this small sample, it may be reasoned that the thiol-rich NAC was given in an unnecessarily high dose. This is where the methodology gets interesting. Investigators reported not observing any change to the single oxidative marker of oxidized LDL after 4 weeks using 1200 mg daily so they doubled the dose. However, levels of glutathione were not reported and it is not clear if it was measured. A reader has to wonder if glutathione levels were already reduced using this dose or if the reduction of whole blood glutathione levels were only seen after the large dose. Knowing this information would be clinically useful despite the small sample size. Additionally, evaluating only a single marker is fine for an isolated study but not as valuable clinically.</text:p>
      <text:p text:style-name="Text_20_body">Results from more recent studies found conflicting results in regards to the use of NAC. One study reviewed more than 100 papers and found free radical scavenging activity of NAC may be attributed to its fast reaction with free radicals, as well as the restitution of reduced glutathione.<text:span text:style-name="T2">*1</text:span> Another study found NAC to increase intraplatelet levels of glutathione and decrease reactive oxygen species in vitro.<text:span text:style-name="T2">*2</text:span> Yet another study found NAC to be most effective at reducing platelet-monocyte conjugation in patients with the most depleted platelet glutathione and patients with platelets filled with glutathione at baseline received no benefit from NAC treatment and did not <text:soft-page-break/>experience a rise in platelet glutathione.<text:span text:style-name="T2">*2</text:span> Plasma concentrations of glutathione peak within six hours of administration.<text:span text:style-name="T2">8</text:span></text:p>
      <text:p text:style-name="Text_20_body">Empirical use of N-acetyl L-cysteine (NAC) is often a titration. The dose is increased until an effect is identified and then reduced. Excess NAC results in foul-smelling flatulence and clinicians often reduce the dose to negate this effect. This allows for individualization of care. NAC is also empirically used in conjunction with other micronutrients to support the entire glutathione system rather than only providing precursor material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19:39:03.028027012</meta:creation-date>
    <dc:date>2017-09-08T19:47:34.503895014</dc:date>
    <meta:editing-duration>PT8M32S</meta:editing-duration>
    <meta:editing-cycles>1</meta:editing-cycles>
    <meta:document-statistic meta:table-count="0" meta:image-count="2" meta:object-count="0" meta:page-count="4" meta:paragraph-count="21" meta:word-count="1364" meta:character-count="8850" meta:non-whitespace-character-count="7502"/>
    <meta:generator>LibreOffice/5.1.4.2$Linux_X86_64 LibreOffice_project/10m0$Build-2</meta:generator>
  </office:meta>
</office:document-meta>
</file>